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D3000002F076FDA5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8766" officeooo:paragraph-rsid="000c876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thanael Bayard – L2 Info – Réseau – TP4</text:p>
      <text:p text:style-name="P1"/>
      <text:p text:style-name="P1">Capture d'écran du réseau déployé :</text:p>
      <text:p text:style-name="P1"><draw:frame draw:style-name="fr1" draw:name="Image1" text:anchor-type="paragraph" svg:width="18.156cm" svg:height="7.814cm" draw:z-index="0"><draw:image xlink:href="Pictures/10000201000006D3000002F076FDA5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siun </meta:initial-creator>
    <meta:creation-date>2017-10-23T10:15:17.934498228</meta:creation-date>
    <dc:date>2017-10-23T10:24:44.179629268</dc:date>
    <dc:creator>dsiun </dc:creator>
    <meta:editing-duration>PT8M6S</meta:editing-duration>
    <meta:editing-cycles>1</meta:editing-cycles>
    <meta:document-statistic meta:table-count="0" meta:image-count="1" meta:object-count="0" meta:page-count="1" meta:paragraph-count="2" meta:word-count="12" meta:character-count="76" meta:non-whitespace-character-count="63"/>
    <meta:generator>LibreOffice/4.3.3.2$Linux_X86_64 LibreOffice_project/430m0$Build-2</meta:generator>
  </office:meta>
</office:document-meta>
</file>